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withoutfill">
      <style:graphic-properties draw:stroke="dash" draw:stroke-dash="Fine_20_Dotted" draw:fill="none" draw:textarea-vertical-align="middle"/>
    </style:style>
    <style:style style:name="gr4" style:family="graphic" style:parent-style-name="objectwithoutfill">
      <style:graphic-properties draw:stroke="dash" draw:stroke-dash="Fine_20_Dotted" svg:stroke-color="#006699" draw:fill="none" draw:textarea-vertical-align="middle"/>
    </style:style>
    <style:style style:name="gr5" style:family="graphic" style:parent-style-name="objectwithoutfill">
      <style:graphic-properties draw:stroke="dash" draw:stroke-dash="Fine_20_Dotted" svg:stroke-color="#ff3300" draw:fill="none" draw:textarea-vertical-align="middle"/>
    </style:style>
    <style:style style:name="pr1" style:family="presentation" style:parent-style-name="Default-subtitle">
      <style:graphic-properties draw:fill-color="#ffffff" draw:textarea-vertical-align="top" draw:auto-grow-height="true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843cm" style:use-optimal-column-width="false"/>
    </style:style>
    <style:style style:name="co2" style:family="table-column">
      <style:table-column-properties style:column-width="4.256cm" style:use-optimal-column-width="false"/>
    </style:style>
    <style:style style:name="co3" style:family="table-column">
      <style:table-column-properties style:column-width="4.259cm" style:use-optimal-column-width="false"/>
    </style:style>
    <style:style style:name="co4" style:family="table-column">
      <style:table-column-properties style:column-width="8.392cm" style:use-optimal-column-width="false"/>
    </style:style>
    <style:style style:name="co5" style:family="table-column">
      <style:table-column-properties style:column-width="7.371cm" style:use-optimal-column-width="false"/>
    </style:style>
    <style:style style:name="co6" style:family="table-column">
      <style:table-column-properties style:column-width="10.907cm" style:use-optimal-column-width="false"/>
    </style:style>
    <style:style style:name="co7" style:family="table-column">
      <style:table-column-properties style:column-width="9.856cm" style:use-optimal-column-width="false"/>
    </style:style>
    <style:style style:name="co8" style:family="table-column">
      <style:table-column-properties style:column-width="8.659cm" style:use-optimal-column-width="false"/>
    </style:style>
    <style:style style:name="co9" style:family="table-column">
      <style:table-column-properties style:column-width="8.663cm" style:use-optimal-column-width="false"/>
    </style:style>
    <style:style style:name="co10" style:family="table-column">
      <style:table-column-properties style:column-width="6.883cm" style:use-optimal-column-width="false"/>
    </style:style>
    <style:style style:name="co11" style:family="table-column">
      <style:table-column-properties style:column-width="7.275cm" style:use-optimal-column-width="false"/>
    </style:style>
    <style:style style:name="co12" style:family="table-column">
      <style:table-column-properties style:column-width="6.39cm" style:use-optimal-column-width="false"/>
    </style:style>
    <style:style style:name="co13" style:family="table-column">
      <style:table-column-properties style:column-width="6.686cm" style:use-optimal-column-width="false"/>
    </style:style>
    <style:style style:name="co14" style:family="table-column">
      <style:table-column-properties style:column-width="6.619cm" style:use-optimal-column-width="false"/>
    </style:style>
    <style:style style:name="co15" style:family="table-column">
      <style:table-column-properties style:column-width="6.994cm" style:use-optimal-column-width="false"/>
    </style:style>
    <style:style style:name="co16" style:family="table-column">
      <style:table-column-properties style:column-width="6.145cm" style:use-optimal-column-width="false"/>
    </style:style>
    <style:style style:name="co17" style:family="table-column">
      <style:table-column-properties style:column-width="6.15cm" style:use-optimal-column-width="false"/>
    </style:style>
    <style:style style:name="co18" style:family="table-column">
      <style:table-column-properties style:column-width="6.944cm" style:use-optimal-column-width="false"/>
    </style:style>
    <style:style style:name="co19" style:family="table-column">
      <style:table-column-properties style:column-width="7.338cm" style:use-optimal-column-width="false"/>
    </style:style>
    <style:style style:name="co20" style:family="table-column">
      <style:table-column-properties style:column-width="6.447cm" style:use-optimal-column-width="false"/>
    </style:style>
    <style:style style:name="co21" style:family="table-column">
      <style:table-column-properties style:column-width="6.449cm" style:use-optimal-column-width="false"/>
    </style:style>
    <style:style style:name="ro1" style:family="table-row">
      <style:table-row-properties style:row-height="1.814cm"/>
    </style:style>
    <style:style style:name="ro2" style:family="table-row">
      <style:table-row-properties style:row-height="1.683cm"/>
    </style:style>
    <style:style style:name="ro3" style:family="table-row">
      <style:table-row-properties style:row-height="0.972cm"/>
    </style:style>
    <style:style style:name="P1" style:family="paragraph">
      <style:paragraph-properties fo:margin-top="0.152cm" fo:margin-bottom="0cm" fo:line-height="150%" fo:text-align="start"/>
    </style:style>
    <style:style style:name="P2" style:family="paragraph">
      <loext:graphic-properties draw:fill-color="#ffffff"/>
      <style:paragraph-properties fo:margin-top="0.152cm" fo:margin-bottom="0cm" fo:line-height="150%"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 style:text-autospace="none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5.168cm" svg:x="1.4cm" svg:y="4.914cm" presentation:class="subtitle" presentation:user-transformed="true">
          <draw:text-box>
            <text:list text:style-name="L1">
              <text:list-item>
                <text:p text:style-name="P1">8 flies tested, new batch for each conditioning</text:p>
              </text:list-item>
              <text:list-item>
                <text:p text:style-name="P1">Decision for odor A = Entry into odor A zone/(entry into odor B zone)+(entry into odor A zone)</text:p>
              </text:list-item>
              <text:list-item>
                <text:p text:style-name="P1">Results are total for all flies</text:p>
              </text:list-item>
              <text:list-item>
                <text:p text:style-name="P1">Looking into analysis using mean decisions across flies and taking into account variance in data this afternoon</text:p>
                <text:p text:style-name="P1"/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Preliminary Result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standard" draw:layer="layout" svg:width="13.357cm" svg:height="5.31cm" svg:x="7.709cm" svg:y="1.1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/>
              <table:table-cell>
                <text:p text:style-name="P4">Decisions for MCH</text:p>
              </table:table-cell>
              <table:table-cell>
                <text:p text:style-name="P4">Decisions for OCT</text:p>
              </table:table-cell>
            </table:table-row>
            <table:table-row table:style-name="ro1" table:default-cell-style-name="gray2">
              <table:table-cell>
                <text:p text:style-name="P4">Pre-conditioning</text:p>
              </table:table-cell>
              <table:table-cell>
                <text:p text:style-name="P4">52.38%</text:p>
              </table:table-cell>
              <table:table-cell>
                <text:p text:style-name="P4">47.62%</text:p>
              </table:table-cell>
            </table:table-row>
            <table:table-row table:style-name="ro2" table:default-cell-style-name="gray1">
              <table:table-cell>
                <text:p text:style-name="P4">Mock-conditioning</text:p>
              </table:table-cell>
              <table:table-cell>
                <text:p text:style-name="P4">53.69%</text:p>
              </table:table-cell>
              <table:table-cell>
                <text:p text:style-name="P4">46.31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27.178cm" svg:height="9.909cm" svg:x="0.508cm" svg:y="8.37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3" draw:text-style-name="P6" draw:layer="layout" svg:x1="11.938cm" svg:y1="17.442cm" svg:x2="11.938cm" svg:y2="8.552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5" draw:layer="layout" svg:width="27.432cm" svg:height="13.306cm" svg:x="0.568cm" svg:y="5.74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26.669cm" svg:height="2.915cm" svg:x="0.762cm" svg:y="0.62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gray3">
              <table:table-cell/>
              <table:table-cell>
                <text:p text:style-name="P4">Decisions for MCH</text:p>
              </table:table-cell>
              <table:table-cell>
                <text:p text:style-name="P4">Decisions for OCT</text:p>
              </table:table-cell>
            </table:table-row>
            <table:table-row table:style-name="ro3" table:default-cell-style-name="gray2">
              <table:table-cell>
                <text:p text:style-name="P4">Pre-conditioning</text:p>
              </table:table-cell>
              <table:table-cell>
                <text:p text:style-name="P4">52.38%</text:p>
              </table:table-cell>
              <table:table-cell>
                <text:p text:style-name="P4">47.62%</text:p>
              </table:table-cell>
            </table:table-row>
            <table:table-row table:style-name="ro3" table:default-cell-style-name="gray1">
              <table:table-cell>
                <text:p text:style-name="P4">Trained Against MCH</text:p>
              </table:table-cell>
              <table:table-cell>
                <text:p text:style-name="P4">32.86%</text:p>
              </table:table-cell>
              <table:table-cell>
                <text:p text:style-name="P4">67.14%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3" draw:text-style-name="P6" draw:layer="layout" svg:x1="12.346cm" svg:y1="18.034cm" svg:x2="12.346cm" svg:y2="6.096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standard" draw:layer="layout" svg:width="27.177cm" svg:height="2.915cm" svg:x="0.431cm" svg:y="0.28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3" table:default-cell-style-name="gray3">
              <table:table-cell/>
              <table:table-cell>
                <text:p text:style-name="P4">Decisions for MCH</text:p>
              </table:table-cell>
              <table:table-cell>
                <text:p text:style-name="P4">Decisions for OCT</text:p>
              </table:table-cell>
            </table:table-row>
            <table:table-row table:style-name="ro3" table:default-cell-style-name="gray2">
              <table:table-cell>
                <text:p text:style-name="P4">Pre-conditioning</text:p>
              </table:table-cell>
              <table:table-cell>
                <text:p text:style-name="P4">43.90%</text:p>
              </table:table-cell>
              <table:table-cell>
                <text:p text:style-name="P4">56.10%</text:p>
              </table:table-cell>
            </table:table-row>
            <table:table-row table:style-name="ro3" table:default-cell-style-name="gray1">
              <table:table-cell>
                <text:p text:style-name="P4">Trained Against OCT</text:p>
              </table:table-cell>
              <table:table-cell>
                <text:p text:style-name="P4">54.17%</text:p>
              </table:table-cell>
              <table:table-cell>
                <text:p text:style-name="P4">45.83%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5" draw:layer="layout" svg:width="27.178cm" svg:height="11.598cm" svg:x="0.254cm" svg:y="5.58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" draw:text-style-name="P6" draw:layer="layout" svg:x1="11.938cm" svg:y1="16.256cm" svg:x2="11.938cm" svg:y2="5.842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standard" draw:layer="layout" svg:width="27.233cm" svg:height="5.57cm" svg:x="0.323cm" svg:y="0.389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3" table:default-cell-style-name="gray3">
              <table:table-cell/>
              <table:table-cell/>
              <table:table-cell>
                <text:p text:style-name="P4">Decisions for MCH</text:p>
              </table:table-cell>
              <table:table-cell>
                <text:p text:style-name="P4">Decisions for OCT</text:p>
              </table:table-cell>
            </table:table-row>
            <table:table-row table:style-name="ro3" table:default-cell-style-name="gray2">
              <table:table-cell/>
              <table:table-cell>
                <text:p text:style-name="P4">Pre-conditioning</text:p>
              </table:table-cell>
              <table:table-cell>
                <text:p text:style-name="P4">52.38%</text:p>
              </table:table-cell>
              <table:table-cell>
                <text:p text:style-name="P4">47.62%</text:p>
              </table:table-cell>
            </table:table-row>
            <table:table-row table:style-name="ro2" table:default-cell-style-name="gray1">
              <table:table-cell>
                <text:p text:style-name="P4">Post-conditioning with 5% MCH</text:p>
              </table:table-cell>
              <table:table-cell>
                <text:p text:style-name="P4">W/5% MCH</text:p>
              </table:table-cell>
              <table:table-cell>
                <text:p text:style-name="P4">32.86%</text:p>
              </table:table-cell>
              <table:table-cell>
                <text:p text:style-name="P4">67.14%</text:p>
              </table:table-cell>
            </table:table-row>
            <table:table-row table:style-name="ro3" table:default-cell-style-name="gray2">
              <table:table-cell/>
              <table:table-cell>
                <text:p text:style-name="P4">W/4% MCH</text:p>
              </table:table-cell>
              <table:table-cell>
                <text:p text:style-name="P4">42.65%</text:p>
              </table:table-cell>
              <table:table-cell>
                <text:p text:style-name="P4">57.35%</text:p>
              </table:table-cell>
            </table:table-row>
            <table:table-row table:style-name="ro3" table:default-cell-style-name="gray1">
              <table:table-cell/>
              <table:table-cell>
                <text:p text:style-name="P4">W/3% MCH</text:p>
              </table:table-cell>
              <table:table-cell>
                <text:p text:style-name="P4">45.83%</text:p>
              </table:table-cell>
              <table:table-cell>
                <text:p text:style-name="P4">54.17%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5" draw:layer="layout" svg:width="21.84cm" svg:height="12.345cm" svg:x="3.302cm" svg:y="7.11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4" draw:text-style-name="P6" draw:layer="layout" svg:x1="5.08cm" svg:y1="11.33cm" svg:x2="19.558cm" svg:y2="11.33cm">
          <text:p/>
        </draw:line>
        <draw:line draw:style-name="gr5" draw:text-style-name="P6" draw:layer="layout" svg:x1="5.08cm" svg:y1="12.03cm" svg:x2="19.558cm" svg:y2="12.03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standard" draw:layer="layout" svg:width="25.907cm" svg:height="5.57cm" svg:x="1.047cm" svg:y="0.349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3" table:default-cell-style-name="gray3">
              <table:table-cell/>
              <table:table-cell/>
              <table:table-cell>
                <text:p text:style-name="P4">Decisions for MCH</text:p>
              </table:table-cell>
              <table:table-cell>
                <text:p text:style-name="P4">Decisions for OCT</text:p>
              </table:table-cell>
            </table:table-row>
            <table:table-row table:style-name="ro3" table:default-cell-style-name="gray2">
              <table:table-cell/>
              <table:table-cell>
                <text:p text:style-name="P4">Pre-conditioning</text:p>
              </table:table-cell>
              <table:table-cell>
                <text:p text:style-name="P4">43.90%</text:p>
              </table:table-cell>
              <table:table-cell>
                <text:p text:style-name="P4">56.10%</text:p>
              </table:table-cell>
            </table:table-row>
            <table:table-row table:style-name="ro2" table:default-cell-style-name="gray1">
              <table:table-cell>
                <text:p text:style-name="P4">Post-conditioning with 8% OCT</text:p>
              </table:table-cell>
              <table:table-cell>
                <text:p text:style-name="P4">W/8% OCT</text:p>
              </table:table-cell>
              <table:table-cell>
                <text:p text:style-name="P4">54.17%</text:p>
              </table:table-cell>
              <table:table-cell>
                <text:p text:style-name="P4">45.83%</text:p>
              </table:table-cell>
            </table:table-row>
            <table:table-row table:style-name="ro3" table:default-cell-style-name="gray2">
              <table:table-cell/>
              <table:table-cell>
                <text:p text:style-name="P4">W/6% OCT</text:p>
              </table:table-cell>
              <table:table-cell>
                <text:p text:style-name="P4">49.72%</text:p>
              </table:table-cell>
              <table:table-cell>
                <text:p text:style-name="P4">50.28%</text:p>
              </table:table-cell>
            </table:table-row>
            <table:table-row table:style-name="ro3" table:default-cell-style-name="gray1">
              <table:table-cell/>
              <table:table-cell>
                <text:p text:style-name="P4">W/4% OCT</text:p>
              </table:table-cell>
              <table:table-cell>
                <text:p text:style-name="P4">47.53%</text:p>
              </table:table-cell>
              <table:table-cell>
                <text:p text:style-name="P4">52.47%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5" draw:layer="layout" svg:width="23.114cm" svg:height="13.462cm" svg:x="2.54cm" svg:y="6.3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4" draw:text-style-name="P6" draw:layer="layout" svg:x1="4.318cm" svg:y1="10.16cm" svg:x2="20.066cm" svg:y2="10.16cm">
          <text:p/>
        </draw:line>
        <draw:line draw:style-name="gr5" draw:text-style-name="P6" draw:layer="layout" svg:x1="4.318cm" svg:y1="7.62cm" svg:x2="20.066cm" svg:y2="7.62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standard" draw:layer="layout" svg:width="27.177cm" svg:height="5.57cm" svg:x="0.534cm" svg:y="0.452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3" table:default-cell-style-name="gray3">
              <table:table-cell/>
              <table:table-cell/>
              <table:table-cell>
                <text:p text:style-name="P4">Decisions for MCH</text:p>
              </table:table-cell>
              <table:table-cell>
                <text:p text:style-name="P4">Decisions for OCT</text:p>
              </table:table-cell>
            </table:table-row>
            <table:table-row table:style-name="ro3" table:default-cell-style-name="gray2">
              <table:table-cell/>
              <table:table-cell>
                <text:p text:style-name="P4">Pre-conditioning</text:p>
              </table:table-cell>
              <table:table-cell>
                <text:p text:style-name="P4">48.48%</text:p>
              </table:table-cell>
              <table:table-cell>
                <text:p text:style-name="P4">51.52%</text:p>
              </table:table-cell>
            </table:table-row>
            <table:table-row table:style-name="ro2" table:default-cell-style-name="gray1">
              <table:table-cell>
                <text:p text:style-name="P4">Post-conditioning with 3% MCH</text:p>
              </table:table-cell>
              <table:table-cell>
                <text:p text:style-name="P4">W/3% MCH</text:p>
              </table:table-cell>
              <table:table-cell>
                <text:p text:style-name="P4">41.46%</text:p>
              </table:table-cell>
              <table:table-cell>
                <text:p text:style-name="P4">58.54%</text:p>
              </table:table-cell>
            </table:table-row>
            <table:table-row table:style-name="ro3" table:default-cell-style-name="gray2">
              <table:table-cell/>
              <table:table-cell>
                <text:p text:style-name="P4">W/4% MCH</text:p>
              </table:table-cell>
              <table:table-cell>
                <text:p text:style-name="P4">45.88%</text:p>
              </table:table-cell>
              <table:table-cell>
                <text:p text:style-name="P4">54.13%</text:p>
              </table:table-cell>
            </table:table-row>
            <table:table-row table:style-name="ro3" table:default-cell-style-name="gray1">
              <table:table-cell/>
              <table:table-cell>
                <text:p text:style-name="P4">W/5% MCH</text:p>
              </table:table-cell>
              <table:table-cell>
                <text:p text:style-name="P4">33.52%</text:p>
              </table:table-cell>
              <table:table-cell>
                <text:p text:style-name="P4">66.48%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5" draw:layer="layout" svg:width="22.606cm" svg:height="12.7cm" svg:x="3.302cm" svg:y="6.60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5" draw:text-style-name="P6" draw:layer="layout" svg:x1="5.134cm" svg:y1="10.06cm" svg:x2="20.32cm" svg:y2="10.06cm">
          <text:p/>
        </draw:line>
        <draw:line draw:style-name="gr4" draw:text-style-name="P6" draw:layer="layout" svg:x1="5.18cm" svg:y1="10.53cm" svg:x2="20.32cm" svg:y2="10.53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standard" draw:layer="layout" svg:width="27.177cm" svg:height="5.57cm" svg:x="0.402cm" svg:y="0.32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3" table:default-cell-style-name="gray3">
              <table:table-cell/>
              <table:table-cell/>
              <table:table-cell>
                <text:p text:style-name="P4">Decisions for MCH</text:p>
              </table:table-cell>
              <table:table-cell>
                <text:p text:style-name="P4">Decisions for OCT</text:p>
              </table:table-cell>
            </table:table-row>
            <table:table-row table:style-name="ro3" table:default-cell-style-name="gray2">
              <table:table-cell/>
              <table:table-cell>
                <text:p text:style-name="P4">Pre-conditioning</text:p>
              </table:table-cell>
              <table:table-cell>
                <text:p text:style-name="P4">44.90%</text:p>
              </table:table-cell>
              <table:table-cell>
                <text:p text:style-name="P4">55.10%</text:p>
              </table:table-cell>
            </table:table-row>
            <table:table-row table:style-name="ro2" table:default-cell-style-name="gray1">
              <table:table-cell>
                <text:p text:style-name="P4">Post-conditioning with 4% OCT</text:p>
              </table:table-cell>
              <table:table-cell>
                <text:p text:style-name="P4">W/4% OCT</text:p>
              </table:table-cell>
              <table:table-cell>
                <text:p text:style-name="P4">60.35%</text:p>
              </table:table-cell>
              <table:table-cell>
                <text:p text:style-name="P4">39.65%</text:p>
              </table:table-cell>
            </table:table-row>
            <table:table-row table:style-name="ro3" table:default-cell-style-name="gray2">
              <table:table-cell/>
              <table:table-cell>
                <text:p text:style-name="P4">W/6% OCT</text:p>
              </table:table-cell>
              <table:table-cell>
                <text:p text:style-name="P4">51.95%</text:p>
              </table:table-cell>
              <table:table-cell>
                <text:p text:style-name="P4">48.05%</text:p>
              </table:table-cell>
            </table:table-row>
            <table:table-row table:style-name="ro3" table:default-cell-style-name="gray1">
              <table:table-cell/>
              <table:table-cell>
                <text:p text:style-name="P4">W/8% OCT</text:p>
              </table:table-cell>
              <table:table-cell>
                <text:p text:style-name="P4">56.63%</text:p>
              </table:table-cell>
              <table:table-cell>
                <text:p text:style-name="P4">43.37%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5" draw:layer="layout" svg:width="21.332cm" svg:height="13.208cm" svg:x="3.048cm" svg:y="6.60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5" draw:text-style-name="P6" draw:layer="layout" svg:x1="4.81cm" svg:y1="9.574cm" svg:x2="19.288cm" svg:y2="9.574cm">
          <text:p/>
        </draw:line>
        <draw:line draw:style-name="gr4" draw:text-style-name="P6" draw:layer="layout" svg:x1="4.78cm" svg:y1="11.33cm" svg:x2="19.258cm" svg:y2="11.33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5T12:06:12.457000000</meta:creation-date>
    <dc:date>2016-08-15T12:52:43.772000000</dc:date>
    <meta:editing-duration>PT35M55S</meta:editing-duration>
    <meta:editing-cycles>9</meta:editing-cycles>
    <meta:generator>LibreOffice/5.1.3.2$Windows_X86_64 LibreOffice_project/644e4637d1d8544fd9f56425bd6cec110e49301b</meta:generator>
    <meta:document-statistic meta:object-count="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179cm" svg:height="9.91cm" xlink:href="." xlink:type="simple" chart:class="chart:bar" chart:style-name="ch1">
        <chart:legend chart:legend-position="end" svg:x="23.646cm" svg:y="4.407cm" style:legend-expansion="high" chart:style-name="ch2"/>
        <chart:plot-area chart:style-name="ch3" chart:data-source-has-labels="both" svg:x="0.543cm" svg:y="0.198cm" svg:width="22.56cm" svg:height="9.514cm">
          <chartooo:coordinate-region svg:x="3.572cm" svg:y="0.198cm" svg:width="18.855cm" svg:height="8.86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ision for MCH</text:p>
              </table:table-cell>
              <table:table-cell office:value-type="string">
                <text:p>Decisions for OCT</text:p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string">
                <text:p>Mock-conditioning</text:p>
              </table:table-cell>
              <table:table-cell office:value-type="float" office:value="0.536878216123499">
                <text:p>0.536878216123499</text:p>
              </table:table-cell>
              <table:table-cell office:value-type="float" office:value="0.463121783876501">
                <text:p>0.463121783876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433cm" svg:height="13.307cm" xlink:href="." xlink:type="simple" chart:class="chart:bar" chart:style-name="ch1">
        <chart:legend chart:legend-position="end" svg:x="23.82cm" svg:y="6.105cm" style:legend-expansion="high" chart:style-name="ch2"/>
        <chart:plot-area chart:style-name="ch3" chart:data-source-has-labels="both" svg:x="0.548cm" svg:y="0.266cm" svg:width="22.724cm" svg:height="12.775cm">
          <chartooo:coordinate-region svg:x="4.053cm" svg:y="0.266cm" svg:width="18.543cm" svg:height="12.128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isions for MCH</text:p>
              </table:table-cell>
              <table:table-cell office:value-type="string">
                <text:p>Decisions for OCT</text:p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string">
                <text:p>Trained Against MCH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671428571428571">
                <text:p>0.671428571428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179cm" svg:height="11.599cm" xlink:href="." xlink:type="simple" chart:class="chart:bar" chart:style-name="ch1">
        <chart:legend chart:legend-position="end" svg:x="23.566cm" svg:y="5.251cm" style:legend-expansion="high" chart:style-name="ch2"/>
        <chart:plot-area chart:style-name="ch3" chart:data-source-has-labels="both" svg:x="0.543cm" svg:y="0.231cm" svg:width="22.48cm" svg:height="11.137cm">
          <chartooo:coordinate-region svg:x="3.969cm" svg:y="0.231cm" svg:width="18.378cm" svg:height="10.49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isions for MCH</text:p>
              </table:table-cell>
              <table:table-cell office:value-type="string">
                <text:p>Decisions for OCT</text:p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</table:table-cell>
              <table:table-cell office:value-type="float" office:value="0.439024390243902">
                <text:p>0.439024390243902</text:p>
              </table:table-cell>
              <table:table-cell office:value-type="float" office:value="0.560975609756098">
                <text:p>0.560975609756098</text:p>
              </table:table-cell>
            </table:table-row>
            <table:table-row>
              <table:table-cell office:value-type="string">
                <text:p>Trained Against OCT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0.458333333333333">
                <text:p>0.458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841cm" svg:height="12.346cm" xlink:href="." xlink:type="simple" chart:class="chart:line" chart:style-name="ch1">
        <chart:legend chart:legend-position="end" svg:x="17.639cm" svg:y="5.625cm" style:legend-expansion="high" chart:style-name="ch2"/>
        <chart:plot-area chart:style-name="ch3" chart:data-source-has-labels="both" svg:x="0.436cm" svg:y="0.246cm" svg:width="16.767cm" svg:height="11.854cm">
          <chartooo:coordinate-region svg:x="1.851cm" svg:y="0.445cm" svg:width="14.437cm" svg:height="11.00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isions for MCH</text:p>
              </table:table-cell>
              <table:table-cell office:value-type="string">
                <text:p>Decisions for OCT</text:p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string">
                <text:p>W/5% MCH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671428571428571">
                <text:p>0.671428571428571</text:p>
              </table:table-cell>
            </table:table-row>
            <table:table-row>
              <table:table-cell office:value-type="string">
                <text:p>W/4% MCH</text:p>
              </table:table-cell>
              <table:table-cell office:value-type="float" office:value="0.426470588235294">
                <text:p>0.426470588235294</text:p>
              </table:table-cell>
              <table:table-cell office:value-type="float" office:value="0.573529411764706">
                <text:p>0.573529411764706</text:p>
              </table:table-cell>
            </table:table-row>
            <table:table-row>
              <table:table-cell office:value-type="string">
                <text:p>W/3% MCH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541666666666667">
                <text:p>0.541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115cm" svg:height="13.463cm" xlink:href="." xlink:type="simple" chart:class="chart:line" chart:style-name="ch1">
        <chart:legend chart:legend-position="end" svg:x="18.913cm" svg:y="6.183cm" style:legend-expansion="high" chart:style-name="ch2"/>
        <chart:plot-area chart:style-name="ch3" chart:data-source-has-labels="both" svg:x="0.462cm" svg:y="0.269cm" svg:width="17.989cm" svg:height="12.925cm">
          <chartooo:coordinate-region svg:x="1.877cm" svg:y="0.469cm" svg:width="15.699cm" svg:height="12.07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isions for MCH</text:p>
              </table:table-cell>
              <table:table-cell office:value-type="string">
                <text:p>Decisions for OCT</text:p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</table:table-cell>
              <table:table-cell office:value-type="float" office:value="0.439024390243902">
                <text:p>0.439024390243902</text:p>
              </table:table-cell>
              <table:table-cell office:value-type="float" office:value="0.560975609756098">
                <text:p>0.560975609756098</text:p>
              </table:table-cell>
            </table:table-row>
            <table:table-row>
              <table:table-cell office:value-type="string">
                <text:p>W/8% OCT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W/6% OCT</text:p>
              </table:table-cell>
              <table:table-cell office:value-type="float" office:value="0.497150997150997">
                <text:p>0.497150997150997</text:p>
              </table:table-cell>
              <table:table-cell office:value-type="float" office:value="0.502849002849003">
                <text:p>0.502849002849003</text:p>
              </table:table-cell>
            </table:table-row>
            <table:table-row>
              <table:table-cell office:value-type="string">
                <text:p>W/4% OCT</text:p>
              </table:table-cell>
              <table:table-cell office:value-type="float" office:value="0.475287356321839">
                <text:p>0.475287356321839</text:p>
              </table:table-cell>
              <table:table-cell office:value-type="float" office:value="0.524712643678161">
                <text:p>0.5247126436781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07cm" svg:height="12.701cm" xlink:href="." xlink:type="simple" chart:class="chart:line" chart:style-name="ch1">
        <chart:legend chart:legend-position="end" svg:x="18.405cm" svg:y="5.802cm" style:legend-expansion="high" chart:style-name="ch2"/>
        <chart:plot-area chart:style-name="ch3" chart:data-source-has-labels="both" svg:x="0.452cm" svg:y="0.254cm" svg:width="17.501cm" svg:height="12.193cm">
          <chartooo:coordinate-region svg:x="1.867cm" svg:y="0.453cm" svg:width="15.171cm" svg:height="11.34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isions for MCH</text:p>
              </table:table-cell>
              <table:table-cell office:value-type="string">
                <text:p>Decisions for OCT</text:p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0.515151515151515">
                <text:p>0.515151515151515</text:p>
              </table:table-cell>
            </table:table-row>
            <table:table-row>
              <table:table-cell office:value-type="string">
                <text:p>W/3% MCH</text:p>
              </table:table-cell>
              <table:table-cell office:value-type="float" office:value="0.414614121510673">
                <text:p>0.414614121510673</text:p>
              </table:table-cell>
              <table:table-cell office:value-type="float" office:value="0.585385878489327">
                <text:p>0.585385878489327</text:p>
              </table:table-cell>
            </table:table-row>
            <table:table-row>
              <table:table-cell office:value-type="string">
                <text:p>W/4% MCH</text:p>
              </table:table-cell>
              <table:table-cell office:value-type="float" office:value="0.45875">
                <text:p>0.45875</text:p>
              </table:table-cell>
              <table:table-cell office:value-type="float" office:value="0.54125">
                <text:p>0.54125</text:p>
              </table:table-cell>
            </table:table-row>
            <table:table-row>
              <table:table-cell office:value-type="string">
                <text:p>W/5% MCH</text:p>
              </table:table-cell>
              <table:table-cell office:value-type="float" office:value="0.335164835164835">
                <text:p>0.335164835164835</text:p>
              </table:table-cell>
              <table:table-cell office:value-type="float" office:value="0.664835164835165">
                <text:p>0.6648351648351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333cm" svg:height="13.209cm" xlink:href="." xlink:type="simple" chart:class="chart:line" chart:style-name="ch1">
        <chart:legend chart:legend-position="end" svg:x="17.131cm" svg:y="6.056cm" style:legend-expansion="high" chart:style-name="ch2"/>
        <chart:plot-area chart:style-name="ch3" chart:data-source-has-labels="both" svg:x="0.426cm" svg:y="0.264cm" svg:width="16.279cm" svg:height="12.681cm">
          <chartooo:coordinate-region svg:x="1.841cm" svg:y="0.463cm" svg:width="13.989cm" svg:height="11.83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isions for MCH</text:p>
              </table:table-cell>
              <table:table-cell office:value-type="string">
                <text:p>Decisions for OCT</text:p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</table:table-cell>
              <table:table-cell office:value-type="float" office:value="0.448979591836735">
                <text:p>0.448979591836735</text:p>
              </table:table-cell>
              <table:table-cell office:value-type="float" office:value="0.551020408163265">
                <text:p>0.551020408163265</text:p>
              </table:table-cell>
            </table:table-row>
            <table:table-row>
              <table:table-cell office:value-type="string">
                <text:p>W/4% OCT</text:p>
              </table:table-cell>
              <table:table-cell office:value-type="float" office:value="0.603508771929825">
                <text:p>0.603508771929825</text:p>
              </table:table-cell>
              <table:table-cell office:value-type="float" office:value="0.396491228070175">
                <text:p>0.396491228070175</text:p>
              </table:table-cell>
            </table:table-row>
            <table:table-row>
              <table:table-cell office:value-type="string">
                <text:p>W/6% OCT</text:p>
              </table:table-cell>
              <table:table-cell office:value-type="float" office:value="0.519450800915332">
                <text:p>0.519450800915332</text:p>
              </table:table-cell>
              <table:table-cell office:value-type="float" office:value="0.480549199084668">
                <text:p>0.480549199084668</text:p>
              </table:table-cell>
            </table:table-row>
            <table:table-row>
              <table:table-cell office:value-type="string">
                <text:p>W/8% OCT</text:p>
              </table:table-cell>
              <table:table-cell office:value-type="float" office:value="0.566252587991718">
                <text:p>0.566252587991718</text:p>
              </table:table-cell>
              <table:table-cell office:value-type="float" office:value="0.433747412008282">
                <text:p>0.4337474120082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